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name="T2" style:parent-style-name="Standaardalinea-lettertype" style:family="text">
      <style:text-properties fo:font-weight="bold" style:font-weight-asian="bold" style:font-weight-complex="bold" fo:language="en" fo:country="US"/>
    </style:style>
    <style:style style:name="P3" style:parent-style-name="Standaard" style:family="paragraph">
      <style:text-properties fo:language="en" fo:country="US"/>
    </style:style>
    <style:style style:name="T4" style:parent-style-name="Standaardalinea-lettertype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5" style:parent-style-name="Standaard" style:family="paragraph">
      <style:text-properties fo:language="en" fo:country="US"/>
    </style:style>
    <style:style style:name="T6" style:parent-style-name="Standaardalinea-lettertype" style:family="text">
      <style:text-properties fo:font-weight="bold" style:font-weight-asian="bold" style:font-weight-complex="bold" fo:language="en" fo:country="US"/>
    </style:style>
    <style:style style:name="P7" style:parent-style-name="Standaard" style:family="paragraph">
      <style:text-properties fo:language="en" fo:country="US"/>
    </style:style>
    <style:style style:name="P8" style:parent-style-name="Standaard" style:family="paragraph">
      <style:text-properties fo:language="en" fo:country="US"/>
    </style:style>
    <style:style style:name="P9" style:parent-style-name="Standaard" style:family="paragraph">
      <style:text-properties fo:language="en" fo:country="US"/>
    </style:style>
    <style:style style:name="T10" style:parent-style-name="Standaardalinea-lettertype" style:family="text">
      <style:text-properties fo:font-weight="bold" style:font-weight-asian="bold" style:font-weight-complex="bold" fo:language="en" fo:country="US"/>
    </style:style>
    <style:style style:name="P11" style:parent-style-name="Standaard" style:family="paragraph">
      <style:text-properties fo:language="en" fo:country="US"/>
    </style:style>
    <style:style style:name="P12" style:parent-style-name="Standaard" style:family="paragraph">
      <style:text-properties fo:language="en" fo:country="US"/>
    </style:style>
    <style:style style:name="P13" style:parent-style-name="Standaard" style:family="paragraph">
      <style:text-properties fo:language="en" fo:country="US"/>
    </style:style>
    <style:style style:name="P14" style:parent-style-name="Standaard" style:family="paragraph">
      <style:text-properties fo:language="en" fo:country="US"/>
    </style:style>
    <style:style style:name="T15" style:parent-style-name="Standaardalinea-lettertype" style:family="text">
      <style:text-properties fo:font-weight="bold" style:font-weight-asian="bold" style:font-weight-complex="bold" fo:language="en" fo:country="US"/>
    </style:style>
    <style:style style:name="P16" style:parent-style-name="Standaard" style:family="paragraph">
      <style:text-properties fo:language="en" fo:country="US"/>
    </style:style>
    <style:style style:name="P17" style:parent-style-name="Standaard" style:family="paragraph">
      <style:text-properties fo:language="en" fo:country="US"/>
    </style:style>
    <style:style style:name="T18" style:parent-style-name="Standaardalinea-lettertype" style:family="text">
      <style:text-properties fo:font-weight="bold" style:font-weight-asian="bold" style:font-weight-complex="bold" fo:language="en" fo:country="US"/>
    </style:style>
    <style:style style:name="P19" style:parent-style-name="Standaard" style:family="paragraph">
      <style:text-properties fo:language="en" fo:country="US"/>
    </style:style>
    <style:style style:name="P20" style:parent-style-name="Standaard" style:family="paragraph">
      <style:text-properties fo:language="en" fo:country="US"/>
    </style:style>
    <style:style style:name="P21" style:parent-style-name="Standaard" style:family="paragraph">
      <style:text-properties fo:language="en" fo:country="US"/>
    </style:style>
    <style:style style:name="P22" style:parent-style-name="Standaard" style:family="paragraph">
      <style:text-properties fo:language="en" fo:country="US"/>
    </style:style>
    <style:style style:name="P23" style:parent-style-name="Standaard" style:family="paragraph">
      <style:paragraph-properties fo:break-before="page"/>
      <style:text-properties fo:font-weight="bold" style:font-weight-asian="bold" style:font-weight-complex="bold" fo:language="en" fo:country="US"/>
    </style:style>
    <style:style style:name="T24" style:parent-style-name="Standaardalinea-lettertype" style:family="text">
      <style:text-properties fo:font-weight="bold" style:font-weight-asian="bold" style:font-weight-complex="bold" fo:language="en" fo:country="US"/>
    </style:style>
    <style:style style:name="P25" style:parent-style-name="Standaard" style:family="paragraph">
      <style:text-properties fo:language="en" fo:country="US"/>
    </style:style>
    <style:style style:name="P26" style:parent-style-name="Standaard" style:family="paragraph">
      <style:text-properties fo:language="en" fo:country="US"/>
    </style:style>
    <style:style style:name="P27" style:parent-style-name="Standaard" style:family="paragraph">
      <style:text-properties fo:language="en" fo:country="US"/>
    </style:style>
    <style:style style:name="P28" style:parent-style-name="Standaard" style:family="paragraph">
      <style:text-properties fo:language="en" fo:country="US"/>
    </style:style>
    <style:style style:name="T29" style:parent-style-name="Standaardalinea-lettertype" style:family="text">
      <style:text-properties fo:font-weight="bold" style:font-weight-asian="bold" style:font-weight-complex="bold" fo:language="en" fo:country="US"/>
    </style:style>
    <style:style style:name="P30" style:parent-style-name="Standaard" style:family="paragraph">
      <style:text-properties fo:language="en" fo:country="US"/>
    </style:style>
    <style:style style:name="P31" style:parent-style-name="Standaard" style:family="paragraph">
      <style:text-properties fo:language="en" fo:country="US"/>
    </style:style>
    <style:style style:name="P32" style:parent-style-name="Standaard" style:family="paragraph">
      <style:text-properties fo:language="en" fo:country="US"/>
    </style:style>
    <style:style style:name="T33" style:parent-style-name="Standaardalinea-lettertype" style:family="text">
      <style:text-properties fo:font-weight="bold" style:font-weight-asian="bold" style:font-weight-complex="bold" fo:language="en" fo:country="US"/>
    </style:style>
    <style:style style:name="P34" style:parent-style-name="Standaard" style:family="paragraph">
      <style:text-properties fo:language="en" fo:country="US"/>
    </style:style>
    <style:style style:name="P35" style:parent-style-name="Standaard" style:family="paragraph">
      <style:text-properties fo:language="en" fo:country="US"/>
    </style:style>
    <style:style style:name="P36" style:parent-style-name="Standaard" style:family="paragraph">
      <style:text-properties fo:language="en" fo:country="US"/>
    </style:style>
    <style:style style:name="P37" style:parent-style-name="Standaard" style:family="paragraph">
      <style:text-properties fo:language="en" fo:country="US"/>
    </style:style>
    <style:style style:name="P38" style:parent-style-name="Standaard" style:family="paragraph">
      <style:text-properties fo:language="en" fo:country="US"/>
    </style:style>
    <style:style style:name="T39" style:parent-style-name="Standaardalinea-lettertype" style:family="text">
      <style:text-properties fo:font-weight="bold" style:font-weight-asian="bold" style:font-weight-complex="bold" fo:language="en" fo:country="US"/>
    </style:style>
    <style:style style:name="P40" style:parent-style-name="Standaard" style:family="paragraph">
      <style:text-properties fo:language="en" fo:country="US"/>
    </style:style>
    <style:style style:name="P41" style:parent-style-name="Standaard" style:family="paragraph">
      <style:text-properties fo:language="en" fo:country="US"/>
    </style:style>
    <style:style style:name="P42" style:parent-style-name="Standaard" style:family="paragraph">
      <style:text-properties fo:language="en" fo:country="US"/>
    </style:style>
    <style:style style:name="P43" style:parent-style-name="Standaard" style:family="paragraph">
      <style:text-properties fo:language="en" fo:country="US"/>
    </style:style>
    <style:style style:name="T44" style:parent-style-name="Standaardalinea-lettertype" style:family="text">
      <style:text-properties fo:font-weight="bold" style:font-weight-asian="bold" style:font-weight-complex="bold" fo:language="en" fo:country="US"/>
    </style:style>
    <style:style style:name="P45" style:parent-style-name="Standaard" style:family="paragraph">
      <style:text-properties fo:language="en" fo:country="US"/>
    </style:style>
    <style:style style:name="P46" style:parent-style-name="Standaard" style:family="paragraph">
      <style:text-properties fo:language="en" fo:country="US"/>
    </style:style>
    <style:style style:name="P47" style:parent-style-name="Standaard" style:family="paragraph">
      <style:text-properties fo:language="en" fo:country="US"/>
    </style:style>
    <style:style style:name="T48" style:parent-style-name="Standaardalinea-lettertype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Tutorials</text:span></text:p>
      <text:p text:style-name="P3"/>
      <text:p text:style-name="Standaard"><text:span text:style-name="T4">Talen</text:span></text:p>
      <text:p text:style-name="P5"/>
      <text:p text:style-name="Standaard"><text:span text:style-name="T6">HTML/CSS</text:span></text:p>
      <text:p text:style-name="P7">"Brocode - Intro (playlist)" : https://youtu.be/2oCN2q1x3c4?list=PLZPZq0r_RZOOxqHgOzPyCzIl4AJjXbCYt</text:p>
      <text:p text:style-name="P8">"Supersimpledev - Fullcourse" : https://youtu.be/G3e-cpL7ofc</text:p>
      <text:p text:style-name="P9"/>
      <text:p text:style-name="Standaard"><text:span text:style-name="T10">Javascript</text:span></text:p>
      <text:p text:style-name="P11">"Mosh - Intro" : https://youtu.be/W6NZfCO5SIk</text:p>
      <text:p text:style-name="P12">"17 Projecten" : https://youtu.be/AGeRXBW9vsg</text:p>
      <text:p text:style-name="P13">"Brocode - Intro (playlist)" : https://www.youtube.com/watch?v=Ihy0QziLDf0&amp;list=PLZPZq0r_RZOO1zkgO4bIdfuLpizCeHYKv</text:p>
      <text:p text:style-name="P14"/>
      <text:p text:style-name="Standaard"><text:span text:style-name="T15">Javascript Frameworks</text:span></text:p>
      <text:p text:style-name="Standaard">"Brocode - React (playlist) : https://youtu.be/hn80mWvP-9g?list=PLZPZq0r_RZOMQArzyI32mVndGBZ3D99XQ</text:p>
      <text:p text:style-name="P16">"Vue3 Crash Course" : https://youtu.be/KTFH4P8unUQ</text:p>
      <text:p text:style-name="P17"/>
      <text:p text:style-name="Standaard"><text:span text:style-name="T18">Python</text:span></text:p>
      <text:p text:style-name="P19">"Mosh - Intro" : https://youtu.be/kqtD5dpn9C8</text:p>
      <text:p text:style-name="P20">"Freecodechamp - Intro" : https://youtu.be/rfscVS0vtbw</text:p>
      <text:p text:style-name="P21">"Brocode - Fullcourse" : https://youtu.be/XKHEtdqhLK8</text:p>
      <text:p text:style-name="P22"/>
      <text:p text:style-name="P23"/>
      <text:soft-page-break/>
      <text:p text:style-name="Standaard"><text:span text:style-name="T24">Csharp</text:span></text:p>
      <text:p text:style-name="P25">"Mosh - Intro" : https://youtu.be/gfkTfcpWqAY</text:p>
      <text:p text:style-name="P26">"C# Fundamentals" : https://youtu.be/0QUgvfuKvWU</text:p>
      <text:p text:style-name="P27">"Brocode - Fullcourse" : https://youtu.be/wxznTygnRfQ</text:p>
      <text:p text:style-name="P28"/>
      <text:p text:style-name="Standaard"><text:span text:style-name="T29">Csharp Frameworks</text:span></text:p>
      <text:p text:style-name="P30">".NET MAUI - Intro (playlist)" : https://youtu.be/Hh279ES_FNQ?list=PLdo4fOcmZ0oUBAdL2NwBpDs32zwGqb9DY</text:p>
      <text:p text:style-name="P31">"Freecodechamp - Fullcourse" : https://youtu.be/n3tA3Ku65_8</text:p>
      <text:p text:style-name="P32"/>
      <text:p text:style-name="Standaard"><text:span text:style-name="T33">PHP</text:span></text:p>
      <text:p text:style-name="P34">"Freecodechamp - Intro" : https://youtu.be/OK_JCtrrv-c</text:p>
      <text:p text:style-name="P35">"Brocode - Intro (playlist)" : https://www.youtube.com/watch?v=SI69DXbYHXU&amp;list=PLZPZq0r_RZOO6bGTY9jbLOyF_x6tgwcuB</text:p>
      <text:p text:style-name="P36">"PHP Object Oriented Programming" : https://youtu.be/uUlLAfN3rJc</text:p>
      <text:p text:style-name="P37">"PHP Framework from Scratch" : https://youtu.be/u3hN_r1DwSQ</text:p>
      <text:p text:style-name="P38"/>
      <text:p text:style-name="Standaard"><text:span text:style-name="T39">PHP Frameworks</text:span></text:p>
      <text:p text:style-name="P40">"Laravel - Intro" : https://youtu.be/cDEVWbz2PpQ</text:p>
      <text:p text:style-name="P41">"Laravel from Scratch" : https://youtu.be/MYyJ4PuL4pY</text:p>
      <text:p text:style-name="P42">"Freecodechamp - Symfony" : https://youtu.be/Bo0guUbL5uo</text:p>
      <text:p text:style-name="P43"/>
      <text:p text:style-name="Standaard"><text:span text:style-name="T44">MYSQL</text:span></text:p>
      <text:p text:style-name="P45">"Mosh - Full Course" : https://youtu.be/7S_tz1z_5bA</text:p>
      <text:p text:style-name="P46">"Brocode - Course (playlist)" : https://www.youtube.com/watch?v=oPV2sjMG53U&amp;list=PLZPZq0r_RZOMskz6MdsMOgxzheIyjo-BZ</text:p>
      <text:p text:style-name="P47"/>
      <text:p text:style-name="Standaard"><text:span text:style-name="T48">Programmeerconcepten</text:span></text:p>
      <text:p text:style-name="Standaard">*APIs*</text:p>
      <text:p text:style-name="Standaard">"APIs - Intro" : https://youtu.be/qbLc5a9jdXo</text:p>
      <text:p text:style-name="Standaard">"APIs - OpenAPI" : https://youtu.be/6kwmW_p_Tig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0F4761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0F4761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0F4761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Duidelijkcitaat" style:display-name="Duidelijk citaat" style:family="paragraph" style:parent-style-name="Standaard" style:next-style-name="Standa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F4761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om De Haan</meta:initial-creator>
    <dc:creator>Tom De Haan</dc:creator>
    <meta:creation-date>2024-04-05T10:45:00Z</meta:creation-date>
    <dc:date>2024-04-05T10:47:00Z</dc:date>
    <meta:print-date>2024-04-05T10:46:00Z</meta:print-date>
    <meta:template xlink:href="Normal.dotm" xlink:type="simple"/>
    <meta:editing-cycles>3</meta:editing-cycles>
    <meta:editing-duration>PT120S</meta:editing-duration>
    <meta:document-statistic meta:page-count="2" meta:paragraph-count="3" meta:word-count="285" meta:character-count="1854" meta:row-count="13" meta:non-whitespace-character-count="1572"/>
  </office:meta>
</office:document-meta>
</file>